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T1" style:family="text">
      <style:text-properties officeooo:rsid="0017054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/text:p>
      <text:p text:style-name="Preformatted_20_Text"/>
      <text:p text:style-name="P1"><text:span text:style-name="T1">Assignment 3a: (Group 48)</text:span></text:p>
      <text:p text:style-name="P1"/>
      <text:p text:style-name="P1"><text:span text:style-name="T1">The graph shows the variation of the average turn-around time for number of jobs = 10, 50 and 100, for the FCFS(First Come First Serve), RR0x(Round Robi, with quantum = x units) and PSJF(Pre-emptive Shortest Job First) scheduling algorithms. The turn-around time is in units.</text:span></text:p>
      <text:p text:style-name="Preformatted_20_Text"/>
      <text:p text:style-name="Preformatted_20_Text"><draw:frame draw:style-name="fr1" draw:name="Object2" text:anchor-type="paragraph" svg:x="1.462cm" svg:y="0cm" svg:width="13.547cm" svg:height="1.80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reformatted_20_Text"><draw:frame draw:style-name="fr1" draw:name="Object1" text:anchor-type="paragraph" svg:x="-0.55cm" svg:y="0cm" svg:width="19.551cm" svg:height="10.453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09:12:03.662376859</dc:date>
    <meta:editing-duration>PT16S</meta:editing-duration>
    <meta:editing-cycles>1</meta:editing-cycles>
    <meta:document-statistic meta:table-count="0" meta:image-count="0" meta:object-count="2" meta:page-count="1" meta:paragraph-count="3" meta:word-count="49" meta:character-count="301" meta:non-whitespace-character-count="25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5cm" svg:height="10.452cm" xlink:href="." xlink:type="simple" chart:class="chart:line" chart:style-name="ch1">
        <chart:legend chart:legend-position="end" svg:x="17.306cm" svg:y="3.931cm" style:legend-expansion="high" chart:style-name="ch2"/>
        <chart:plot-area chart:style-name="ch3" chart:data-source-has-labels="both" svg:x="0.391cm" svg:y="0.209cm" svg:width="16.524cm" svg:height="10.034cm">
          <chartooo:coordinate-region svg:x="1.198cm" svg:y="0.408cm" svg:width="15.437cm" svg:height="9.18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series chart:style-name="ch7" chart:values-cell-range-address="local-table.$C$2:.$C$4" chart:label-cell-address="local-table.$C$1" chart:class="chart:line">
            <chart:data-point chart:repeated="3"/>
          </chart:series>
          <chart:series chart:style-name="ch8" chart:values-cell-range-address="local-table.$D$2:.$D$4" chart:label-cell-address="local-table.$D$1" chart:class="chart:line">
            <chart:data-point chart:repeated="3"/>
          </chart:series>
          <chart:series chart:style-name="ch9" chart:values-cell-range-address="local-table.$E$2:.$E$4" chart:label-cell-address="local-table.$E$1" chart:class="chart:line">
            <chart:data-point chart:repeated="3"/>
          </chart:series>
          <chart:series chart:style-name="ch10" chart:values-cell-range-address="local-table.$F$2:.$F$4" chart:label-cell-address="local-table.$F$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</table:table-cell>
              <table:table-cell office:value-type="string">
                <text:p>PSJF</text:p>
              </table:table-cell>
              <table:table-cell office:value-type="string">
                <text:p>RR01</text:p>
              </table:table-cell>
              <table:table-cell office:value-type="string">
                <text:p>RR02</text:p>
              </table:table-cell>
              <table:table-cell office:value-type="string">
                <text:p>RR05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61.7">
                <text:p>61.7</text:p>
              </table:table-cell>
              <table:table-cell office:value-type="float" office:value="49.4261">
                <text:p>49.4261</text:p>
              </table:table-cell>
              <table:table-cell office:value-type="float" office:value="61.1896">
                <text:p>61.1896</text:p>
              </table:table-cell>
              <table:table-cell office:value-type="float" office:value="64.1896">
                <text:p>64.1896</text:p>
              </table:table-cell>
              <table:table-cell office:value-type="float" office:value="58.8896">
                <text:p>58.88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8.68">
                <text:p>268.68</text:p>
              </table:table-cell>
              <table:table-cell office:value-type="float" office:value="180.948">
                <text:p>180.948</text:p>
              </table:table-cell>
              <table:table-cell office:value-type="float" office:value="316.758">
                <text:p>316.758</text:p>
              </table:table-cell>
              <table:table-cell office:value-type="float" office:value="308.278">
                <text:p>308.278</text:p>
              </table:table-cell>
              <table:table-cell office:value-type="float" office:value="296.558">
                <text:p>296.5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82.29">
                <text:p>582.29</text:p>
              </table:table-cell>
              <table:table-cell office:value-type="float" office:value="412.368">
                <text:p>412.368</text:p>
              </table:table-cell>
              <table:table-cell office:value-type="float" office:value="759.51">
                <text:p>759.51</text:p>
              </table:table-cell>
              <table:table-cell office:value-type="float" office:value="755.32">
                <text:p>755.32</text:p>
              </table:table-cell>
              <table:table-cell office:value-type="float" office:value="752.364">
                <text:p>752.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_jobs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PSJF</text:p>
          </table:table-cell>
          <table:table-cell office:value-type="string" calcext:value-type="string">
            <text:p>RR01</text:p>
          </table:table-cell>
          <table:table-cell office:value-type="string" calcext:value-type="string">
            <text:p>RR02</text:p>
          </table:table-cell>
          <table:table-cell office:value-type="string" calcext:value-type="string">
            <text:p>RR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7" calcext:value-type="float">
            <text:p>61.7</text:p>
          </table:table-cell>
          <table:table-cell office:value-type="float" office:value="49.4261" calcext:value-type="float">
            <text:p>49.4261</text:p>
          </table:table-cell>
          <table:table-cell office:value-type="float" office:value="61.1896" calcext:value-type="float">
            <text:p>61.1896</text:p>
          </table:table-cell>
          <table:table-cell office:value-type="float" office:value="64.1896" calcext:value-type="float">
            <text:p>64.1896</text:p>
          </table:table-cell>
          <table:table-cell office:value-type="float" office:value="58.8896" calcext:value-type="float">
            <text:p>58.88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8.68" calcext:value-type="float">
            <text:p>268.68</text:p>
          </table:table-cell>
          <table:table-cell office:value-type="float" office:value="180.948" calcext:value-type="float">
            <text:p>180.948</text:p>
          </table:table-cell>
          <table:table-cell office:value-type="float" office:value="316.758" calcext:value-type="float">
            <text:p>316.758</text:p>
          </table:table-cell>
          <table:table-cell office:value-type="float" office:value="308.278" calcext:value-type="float">
            <text:p>308.278</text:p>
          </table:table-cell>
          <table:table-cell office:value-type="float" office:value="296.558" calcext:value-type="float">
            <text:p>296.5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2.29" calcext:value-type="float">
            <text:p>582.29</text:p>
          </table:table-cell>
          <table:table-cell office:value-type="float" office:value="412.368" calcext:value-type="float">
            <text:p>412.368</text:p>
          </table:table-cell>
          <table:table-cell office:value-type="float" office:value="759.51" calcext:value-type="float">
            <text:p>759.51</text:p>
          </table:table-cell>
          <table:table-cell office:value-type="float" office:value="755.32" calcext:value-type="float">
            <text:p>755.32</text:p>
          </table:table-cell>
          <table:table-cell office:value-type="float" office:value="752.364" calcext:value-type="float">
            <text:p>752.36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09:09:27.994767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